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</style:style>
    <style:style style:name="T597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455544130I</text:p>
        </text:list-item>
        <text:list-item>
          <text:p text:style-name="P307">BR243653582008J</text:p>
        </text:list-item>
        <text:list-item>
          <text:p text:style-name="P308">BR243429572879Q</text:p>
        </text:list-item>
        <text:list-item>
          <text:p text:style-name="P309">BR242391572214K</text:p>
        </text:list-item>
        <text:list-item>
          <text:p text:style-name="P310">BR243042388181Y</text:p>
        </text:list-item>
        <text:list-item>
          <text:p text:style-name="P311">BR2449704087588</text:p>
        </text:list-item>
        <text:list-item>
          <text:p text:style-name="P312">BR243804447294Y</text:p>
        </text:list-item>
        <text:list-item>
          <text:p text:style-name="P313">BR2439763890612</text:p>
        </text:list-item>
        <text:list-item>
          <text:p text:style-name="P314">BR248499895469G</text:p>
        </text:list-item>
        <text:list-item>
          <text:p text:style-name="P315">BR249476541073O</text:p>
        </text:list-item>
        <text:list-item>
          <text:p text:style-name="P316">BR242739019943X</text:p>
        </text:list-item>
        <text:list-item>
          <text:p text:style-name="P317">BR241757257267W</text:p>
        </text:list-item>
        <text:list-item>
          <text:p text:style-name="P318">BR2437473913065</text:p>
        </text:list-item>
        <text:list-item>
          <text:p text:style-name="P319">BR240890008575N</text:p>
        </text:list-item>
        <text:list-item>
          <text:p text:style-name="P320">BR243566052011Z</text:p>
        </text:list-item>
        <text:list-item>
          <text:p text:style-name="P321">BR243377736325X</text:p>
        </text:list-item>
        <text:list-item>
          <text:p text:style-name="P322">BR243373813108Q</text:p>
        </text:list-item>
        <text:list-item>
          <text:p text:style-name="P323">BR240535288019O</text:p>
        </text:list-item>
        <text:list-item>
          <text:p text:style-name="P324">BR249006981525P</text:p>
        </text:list-item>
        <text:list-item>
          <text:p text:style-name="P325">BR2454506680992</text:p>
        </text:list-item>
        <text:list-item>
          <text:p text:style-name="P326">BR243650670363Z</text:p>
        </text:list-item>
        <text:list-item>
          <text:p text:style-name="P327">BR245713769665B</text:p>
        </text:list-item>
        <text:list-item>
          <text:p text:style-name="P328">BR245317727084U</text:p>
        </text:list-item>
        <text:list-item>
          <text:p text:style-name="P329">BR240337766115S</text:p>
        </text:list-item>
        <text:list-item>
          <text:p text:style-name="P330">BR246742198609D</text:p>
        </text:list-item>
        <text:list-item>
          <text:p text:style-name="P331">BR245099834327O</text:p>
        </text:list-item>
        <text:list-item>
          <text:p text:style-name="P332">BR2488973165051</text:p>
        </text:list-item>
        <text:list-item>
          <text:p text:style-name="P333">BR241700548970B</text:p>
        </text:list-item>
        <text:list-item>
          <text:p text:style-name="P334">BR2461735741240</text:p>
        </text:list-item>
        <text:list-item>
          <text:p text:style-name="P335">BR247116254437W</text:p>
        </text:list-item>
        <text:list-item>
          <text:p text:style-name="P336">BR241962477798S</text:p>
        </text:list-item>
        <text:list-item>
          <text:p text:style-name="P337">BR246897563071U</text:p>
        </text:list-item>
        <text:list-item>
          <text:p text:style-name="P338">BR248440894141P</text:p>
        </text:list-item>
        <text:list-item>
          <text:p text:style-name="P339">BR245803809337Q</text:p>
        </text:list-item>
        <text:list-item>
          <text:p text:style-name="P340">BR246668845605I</text:p>
        </text:list-item>
        <text:list-item>
          <text:p text:style-name="P341">BR243302952608U</text:p>
        </text:list-item>
        <text:list-item>
          <text:p text:style-name="P342">BR245726468882V</text:p>
        </text:list-item>
        <text:list-item>
          <text:p text:style-name="P343">BR2423396015653</text:p>
        </text:list-item>
        <text:list-item>
          <text:p text:style-name="P344">BR243481633860Y</text:p>
        </text:list-item>
        <text:list-item>
          <text:p text:style-name="P345">BR249153357057M</text:p>
        </text:list-item>
        <text:list-item>
          <text:p text:style-name="P346">BR246255240965E</text:p>
        </text:list-item>
        <text:list-item>
          <text:p text:style-name="P347">BR241136863790N</text:p>
        </text:list-item>
        <text:list-item>
          <text:p text:style-name="P348">BR246750441205Y</text:p>
        </text:list-item>
        <text:list-item>
          <text:p text:style-name="P349">BR240859009856Z</text:p>
        </text:list-item>
        <text:list-item>
          <text:p text:style-name="P350">BR245294613415S</text:p>
        </text:list-item>
        <text:list-item>
          <text:p text:style-name="P351">BR240196032215M</text:p>
        </text:list-item>
        <text:list-item>
          <text:p text:style-name="P352">BR2461964861253</text:p>
        </text:list-item>
        <text:list-item>
          <text:p text:style-name="P353">BR2462201790189</text:p>
        </text:list-item>
        <text:list-item>
          <text:p text:style-name="P354">BR244145141399T</text:p>
        </text:list-item>
        <text:list-item>
          <text:p text:style-name="P355">BR245136627298V</text:p>
        </text:list-item>
        <text:list-item>
          <text:p text:style-name="P356">BR249518017275I</text:p>
        </text:list-item>
        <text:list-item>
          <text:p text:style-name="P357">BR2464383991505</text:p>
        </text:list-item>
        <text:list-item>
          <text:p text:style-name="P358">BR243918443844T</text:p>
        </text:list-item>
        <text:list-item>
          <text:p text:style-name="P359">BR2492476170787</text:p>
        </text:list-item>
        <text:list-item>
          <text:p text:style-name="P360">BR2462956452988</text:p>
        </text:list-item>
        <text:list-item>
          <text:p text:style-name="P361">BR2451223707570</text:p>
        </text:list-item>
        <text:list-item>
          <text:p text:style-name="P362">BR246899232216F</text:p>
        </text:list-item>
        <text:list-item>
          <text:p text:style-name="P363">BR247378268976R</text:p>
        </text:list-item>
        <text:list-item>
          <text:p text:style-name="P364">BR249518796392W</text:p>
        </text:list-item>
        <text:list-item>
          <text:p text:style-name="P365">BR2422487134302</text:p>
        </text:list-item>
        <text:list-item>
          <text:p text:style-name="P366">BR2404386586757</text:p>
        </text:list-item>
        <text:list-item>
          <text:p text:style-name="P367">BR249439244710S</text:p>
        </text:list-item>
        <text:list-item>
          <text:p text:style-name="P368">BR2489063128646</text:p>
        </text:list-item>
        <text:list-item>
          <text:p text:style-name="P369">BR245870071191A</text:p>
        </text:list-item>
        <text:list-item>
          <text:p text:style-name="P370">BR2441919831276</text:p>
        </text:list-item>
        <text:list-item>
          <text:p text:style-name="P371">BR2433622837083</text:p>
        </text:list-item>
        <text:list-item>
          <text:p text:style-name="P372">BR2454356132724</text:p>
        </text:list-item>
        <text:list-item>
          <text:p text:style-name="P373">BR248780479476G</text:p>
        </text:list-item>
        <text:list-item>
          <text:p text:style-name="P374">BR248342001332G</text:p>
        </text:list-item>
        <text:list-item>
          <text:p text:style-name="P375">BR248812938959F</text:p>
        </text:list-item>
        <text:list-item>
          <text:p text:style-name="P376">BR242774214728T</text:p>
        </text:list-item>
        <text:list-item>
          <text:p text:style-name="P377">BR248466123464J</text:p>
        </text:list-item>
        <text:list-item>
          <text:p text:style-name="P378">BR246064658188G</text:p>
        </text:list-item>
        <text:list-item>
          <text:p text:style-name="P379">BR243090730885G</text:p>
        </text:list-item>
        <text:list-item>
          <text:p text:style-name="P380">BR242588030592S</text:p>
        </text:list-item>
        <text:list-item>
          <text:p text:style-name="P381">BR245617441831G</text:p>
        </text:list-item>
        <text:list-item>
          <text:p text:style-name="P382">BR2430566784437</text:p>
        </text:list-item>
        <text:list-item>
          <text:p text:style-name="P383">BR245104217545D</text:p>
        </text:list-item>
        <text:list-item>
          <text:p text:style-name="P384">BR2486714897061</text:p>
        </text:list-item>
        <text:list-item>
          <text:p text:style-name="P385">BR242301636949I</text:p>
        </text:list-item>
        <text:list-item>
          <text:p text:style-name="P386">BR2495215424129</text:p>
        </text:list-item>
        <text:list-item>
          <text:p text:style-name="P387">BR2499124664348</text:p>
        </text:list-item>
        <text:list-item>
          <text:p text:style-name="P388">BR248730063383E</text:p>
        </text:list-item>
        <text:list-item>
          <text:p text:style-name="P389">BR248681889317C</text:p>
        </text:list-item>
        <text:list-item>
          <text:p text:style-name="P390">BR245136298165A</text:p>
        </text:list-item>
        <text:list-item>
          <text:p text:style-name="P391">BR247320666170C</text:p>
        </text:list-item>
        <text:list-item>
          <text:p text:style-name="P392">BR244597827482E</text:p>
        </text:list-item>
        <text:list-item>
          <text:p text:style-name="P393">BR243937130487Y</text:p>
        </text:list-item>
        <text:list-item>
          <text:p text:style-name="P394">BR244384571314T</text:p>
        </text:list-item>
        <text:list-item>
          <text:p text:style-name="P395">BR248108916548Y</text:p>
        </text:list-item>
        <text:list-item>
          <text:p text:style-name="P396">BR240706883052K</text:p>
        </text:list-item>
        <text:list-item>
          <text:p text:style-name="P397">BR245858813420L</text:p>
        </text:list-item>
        <text:list-item>
          <text:p text:style-name="P398">BR246748839648T</text:p>
        </text:list-item>
        <text:list-item>
          <text:p text:style-name="P399">BR246101077694F</text:p>
        </text:list-item>
        <text:list-item>
          <text:p text:style-name="P400">BR248996547656N</text:p>
        </text:list-item>
        <text:list-item>
          <text:p text:style-name="P401">BR244056166669E</text:p>
        </text:list-item>
        <text:list-item>
          <text:p text:style-name="P402">BR2411549833998</text:p>
        </text:list-item>
        <text:list-item>
          <text:p text:style-name="P403">BR240937740060P</text:p>
        </text:list-item>
        <text:list-item>
          <text:p text:style-name="P404">BR247839588607O</text:p>
        </text:list-item>
        <text:list-item>
          <text:p text:style-name="P405">BR244521484752M</text:p>
        </text:list-item>
        <text:list-item>
          <text:p text:style-name="P406">BR246048552188T</text:p>
        </text:list-item>
        <text:list-item>
          <text:p text:style-name="P407">BR247629756666Y</text:p>
        </text:list-item>
        <text:list-item>
          <text:p text:style-name="P408">BR240309021561G</text:p>
        </text:list-item>
        <text:list-item>
          <text:p text:style-name="P409">BR2401452706268</text:p>
        </text:list-item>
        <text:list-item>
          <text:p text:style-name="P410">BR241633183174A</text:p>
        </text:list-item>
        <text:list-item>
          <text:p text:style-name="P411">BR246987764692U</text:p>
        </text:list-item>
        <text:list-item>
          <text:p text:style-name="P412">BR245631595879J</text:p>
        </text:list-item>
        <text:list-item>
          <text:p text:style-name="P413">BR246792755212D</text:p>
        </text:list-item>
        <text:list-item>
          <text:p text:style-name="P414">BR2488961548207</text:p>
        </text:list-item>
        <text:list-item>
          <text:p text:style-name="P415">BR249586613455P</text:p>
        </text:list-item>
        <text:list-item>
          <text:p text:style-name="P416">BR249165379162Y</text:p>
        </text:list-item>
        <text:list-item>
          <text:p text:style-name="P417">BR247916388796S</text:p>
        </text:list-item>
        <text:list-item>
          <text:p text:style-name="P418">BR240471156741T</text:p>
        </text:list-item>
        <text:list-item>
          <text:p text:style-name="P419">BR247654449302F</text:p>
        </text:list-item>
        <text:list-item>
          <text:p text:style-name="P420">BR246169089624V</text:p>
        </text:list-item>
        <text:list-item>
          <text:p text:style-name="P421">BR249055777747G</text:p>
        </text:list-item>
        <text:list-item>
          <text:p text:style-name="P422">BR242752565886F</text:p>
        </text:list-item>
        <text:list-item>
          <text:p text:style-name="P423">BR245343722795Q</text:p>
        </text:list-item>
        <text:list-item>
          <text:p text:style-name="P424">BR246960129184G</text:p>
        </text:list-item>
        <text:list-item>
          <text:p text:style-name="P425">BR244220629575J</text:p>
        </text:list-item>
        <text:list-item>
          <text:p text:style-name="P426">BR248636596811R</text:p>
        </text:list-item>
        <text:list-item>
          <text:p text:style-name="P427">BR249032671170D</text:p>
        </text:list-item>
        <text:list-item>
          <text:p text:style-name="P428">BR2482882786210</text:p>
        </text:list-item>
        <text:list-item>
          <text:p text:style-name="P429">BR248180379553O</text:p>
        </text:list-item>
        <text:list-item>
          <text:p text:style-name="P430">BR246666004600K</text:p>
        </text:list-item>
        <text:list-item>
          <text:p text:style-name="P431">BR249741592334M</text:p>
        </text:list-item>
        <text:list-item>
          <text:p text:style-name="P432">BR247057556217Y</text:p>
        </text:list-item>
        <text:list-item>
          <text:p text:style-name="P433">BR246060466546P</text:p>
        </text:list-item>
        <text:list-item>
          <text:p text:style-name="P434">BR249360995538H</text:p>
        </text:list-item>
        <text:list-item>
          <text:p text:style-name="P435">BR247596398180O</text:p>
        </text:list-item>
        <text:list-item>
          <text:p text:style-name="P436">BR245950734148F</text:p>
        </text:list-item>
        <text:list-item>
          <text:p text:style-name="P437">BR249665494616T</text:p>
        </text:list-item>
        <text:list-item>
          <text:p text:style-name="P438">BR248794401699H</text:p>
        </text:list-item>
        <text:list-item>
          <text:p text:style-name="P439">BR243805014735D</text:p>
        </text:list-item>
        <text:list-item>
          <text:p text:style-name="P440">BR246576015078Q</text:p>
        </text:list-item>
        <text:list-item>
          <text:p text:style-name="P441">BR241427178610H</text:p>
        </text:list-item>
        <text:list-item>
          <text:p text:style-name="P442">BR249965692819K</text:p>
        </text:list-item>
        <text:list-item>
          <text:p text:style-name="P443">BR243913491605E</text:p>
        </text:list-item>
        <text:list-item>
          <text:p text:style-name="P444">BR249972734407Q</text:p>
        </text:list-item>
        <text:list-item>
          <text:p text:style-name="P445">BR242704257233W</text:p>
        </text:list-item>
        <text:list-item>
          <text:p text:style-name="P446">BR242138677076Z</text:p>
        </text:list-item>
        <text:list-item>
          <text:p text:style-name="P447">BR243034558512Q</text:p>
        </text:list-item>
        <text:list-item>
          <text:p text:style-name="P448">BR2442197926206</text:p>
        </text:list-item>
        <text:list-item>
          <text:p text:style-name="P449">BR240066947145O</text:p>
        </text:list-item>
        <text:list-item>
          <text:p text:style-name="P450">BR249775399680I</text:p>
        </text:list-item>
        <text:list-item>
          <text:p text:style-name="P451">BR240479723926I</text:p>
        </text:list-item>
        <text:list-item>
          <text:p text:style-name="P452">BR249064811717S</text:p>
        </text:list-item>
        <text:list-item>
          <text:p text:style-name="P453">BR246811825544S</text:p>
        </text:list-item>
        <text:list-item>
          <text:p text:style-name="P454">BR242761750698M</text:p>
        </text:list-item>
        <text:list-item>
          <text:p text:style-name="P455">BR246576498617Q</text:p>
        </text:list-item>
        <text:list-item>
          <text:p text:style-name="P456">BR242757009253H</text:p>
        </text:list-item>
        <text:list-item>
          <text:p text:style-name="P457">BR242074657830T</text:p>
        </text:list-item>
        <text:list-item>
          <text:p text:style-name="P458">BR246757324719U</text:p>
        </text:list-item>
        <text:list-item>
          <text:p text:style-name="P459">BR246726037060H</text:p>
        </text:list-item>
        <text:list-item>
          <text:p text:style-name="P460">BR242662319017H</text:p>
        </text:list-item>
        <text:list-item>
          <text:p text:style-name="P461">BR249830593315J</text:p>
        </text:list-item>
        <text:list-item>
          <text:p text:style-name="P462">BR249674089328Z</text:p>
        </text:list-item>
        <text:list-item>
          <text:p text:style-name="P463">BR247351074752N</text:p>
        </text:list-item>
        <text:list-item>
          <text:p text:style-name="P464">BR245683597490M</text:p>
        </text:list-item>
        <text:list-item>
          <text:p text:style-name="P465">BR246947662623P</text:p>
        </text:list-item>
        <text:list-item>
          <text:p text:style-name="P466">BR241690967457Q</text:p>
        </text:list-item>
        <text:list-item>
          <text:p text:style-name="P467">BR240839654069U</text:p>
        </text:list-item>
        <text:list-item>
          <text:p text:style-name="P468">BR243957144963R</text:p>
        </text:list-item>
        <text:list-item>
          <text:p text:style-name="P469">BR248118733179E</text:p>
        </text:list-item>
        <text:list-item>
          <text:p text:style-name="P470">BR246837678770V</text:p>
        </text:list-item>
        <text:list-item>
          <text:p text:style-name="P471">BR246807792439C</text:p>
        </text:list-item>
        <text:list-item>
          <text:p text:style-name="P472">BR241624595547E</text:p>
        </text:list-item>
        <text:list-item>
          <text:p text:style-name="P473">BR241629858588P</text:p>
        </text:list-item>
        <text:list-item>
          <text:p text:style-name="P474">BR244802695945W</text:p>
        </text:list-item>
        <text:list-item>
          <text:p text:style-name="P475">BR243179197753H</text:p>
        </text:list-item>
        <text:list-item>
          <text:p text:style-name="P476">BR243456015714H</text:p>
        </text:list-item>
        <text:list-item>
          <text:p text:style-name="P477">BR244963745409F</text:p>
        </text:list-item>
        <text:list-item>
          <text:p text:style-name="P478">BR248992446471M</text:p>
        </text:list-item>
        <text:list-item>
          <text:p text:style-name="P479">BR240288995265B</text:p>
        </text:list-item>
        <text:list-item>
          <text:p text:style-name="P480">BR248667691113J</text:p>
        </text:list-item>
        <text:list-item>
          <text:p text:style-name="P481">BR243210611668C</text:p>
        </text:list-item>
        <text:list-item>
          <text:p text:style-name="P482">BR246985935057N</text:p>
        </text:list-item>
        <text:list-item>
          <text:p text:style-name="P483">BR242691035916Y</text:p>
        </text:list-item>
        <text:list-item>
          <text:p text:style-name="P484">BR249234657150K</text:p>
        </text:list-item>
        <text:list-item>
          <text:p text:style-name="P485">BR246913890030T</text:p>
        </text:list-item>
        <text:list-item>
          <text:p text:style-name="P486">BR242479116287Y</text:p>
        </text:list-item>
        <text:list-item>
          <text:p text:style-name="P487">BR249886192376X</text:p>
        </text:list-item>
        <text:list-item>
          <text:p text:style-name="P488">BR2498508790724</text:p>
        </text:list-item>
        <text:list-item>
          <text:p text:style-name="P489">BR247449148217T</text:p>
        </text:list-item>
        <text:list-item>
          <text:p text:style-name="P490">BR243151240951O</text:p>
        </text:list-item>
        <text:list-item>
          <text:p text:style-name="P491">BR242965106957I</text:p>
        </text:list-item>
        <text:list-item>
          <text:p text:style-name="P492">BR244479595524J</text:p>
        </text:list-item>
        <text:list-item>
          <text:p text:style-name="P493">BR242606876220E</text:p>
        </text:list-item>
        <text:list-item>
          <text:p text:style-name="P494">BR248506684598L</text:p>
        </text:list-item>
        <text:list-item>
          <text:p text:style-name="P495">BR2426252044250</text:p>
        </text:list-item>
        <text:list-item>
          <text:p text:style-name="P496">BR246758925891T</text:p>
        </text:list-item>
        <text:list-item>
          <text:p text:style-name="P497">BR249760383471G</text:p>
        </text:list-item>
        <text:list-item>
          <text:p text:style-name="P498">BR245922274757R</text:p>
        </text:list-item>
        <text:list-item>
          <text:p text:style-name="P499">BR2401223777226</text:p>
        </text:list-item>
        <text:list-item>
          <text:p text:style-name="P500">BR248369994799Y</text:p>
        </text:list-item>
        <text:list-item>
          <text:p text:style-name="P501">BR244519335263N</text:p>
        </text:list-item>
        <text:list-item>
          <text:p text:style-name="P502">BR245705879961J</text:p>
        </text:list-item>
        <text:list-item>
          <text:p text:style-name="P503">BR245117923092Q</text:p>
        </text:list-item>
        <text:list-item>
          <text:p text:style-name="P504">BR246113937539O</text:p>
        </text:list-item>
        <text:list-item>
          <text:p text:style-name="P505">BR248721922820S</text:p>
        </text:list-item>
        <text:list-item>
          <text:p text:style-name="P506">BR241871193992Q</text:p>
        </text:list-item>
        <text:list-item>
          <text:p text:style-name="P507">BR240770295667J</text:p>
        </text:list-item>
        <text:list-item>
          <text:p text:style-name="P508">BR240015252008F</text:p>
        </text:list-item>
        <text:list-item>
          <text:p text:style-name="P509">BR246116064946L</text:p>
        </text:list-item>
        <text:list-item>
          <text:p text:style-name="P510">BR248842319487H</text:p>
        </text:list-item>
        <text:list-item>
          <text:p text:style-name="P511">BR249908656796I</text:p>
        </text:list-item>
        <text:list-item>
          <text:p text:style-name="P512">BR240602558821P</text:p>
        </text:list-item>
        <text:list-item>
          <text:p text:style-name="P513">BR2461583943798</text:p>
        </text:list-item>
        <text:list-item>
          <text:p text:style-name="P514">BR242297981414N</text:p>
        </text:list-item>
        <text:list-item>
          <text:p text:style-name="P515">BR249017265302Q</text:p>
        </text:list-item>
        <text:list-item>
          <text:p text:style-name="P516">BR245502586409H</text:p>
        </text:list-item>
        <text:list-item>
          <text:p text:style-name="P517">BR249327446077O</text:p>
        </text:list-item>
        <text:list-item>
          <text:p text:style-name="P518">BR242432399052E</text:p>
        </text:list-item>
        <text:list-item>
          <text:p text:style-name="P519">BR249902704947Z</text:p>
        </text:list-item>
        <text:list-item>
          <text:p text:style-name="P520">BR243363894234X</text:p>
        </text:list-item>
        <text:list-item>
          <text:p text:style-name="P521">BR240785972062X</text:p>
        </text:list-item>
        <text:list-item>
          <text:p text:style-name="P522">BR2443216186777</text:p>
        </text:list-item>
        <text:list-item>
          <text:p text:style-name="P523">BR244591380771C</text:p>
        </text:list-item>
        <text:list-item>
          <text:p text:style-name="P524">BR2492652997024</text:p>
        </text:list-item>
        <text:list-item>
          <text:p text:style-name="P525">BR2435127642232</text:p>
        </text:list-item>
        <text:list-item>
          <text:p text:style-name="P526">BR2470086198200</text:p>
        </text:list-item>
        <text:list-item>
          <text:p text:style-name="P527">BR249550436066D</text:p>
        </text:list-item>
        <text:list-item>
          <text:p text:style-name="P528">BR244750187572O</text:p>
        </text:list-item>
        <text:list-item>
          <text:p text:style-name="P529">BR241846305912A</text:p>
        </text:list-item>
        <text:list-item>
          <text:p text:style-name="P530">BR249711155713N</text:p>
        </text:list-item>
        <text:list-item>
          <text:p text:style-name="P531">BR2462066830594</text:p>
        </text:list-item>
        <text:list-item>
          <text:p text:style-name="P532">BR247529618587A</text:p>
        </text:list-item>
        <text:list-item>
          <text:p text:style-name="P533">BR243405434006H</text:p>
        </text:list-item>
        <text:list-item>
          <text:p text:style-name="P534">BR242388492426C</text:p>
        </text:list-item>
        <text:list-item>
          <text:p text:style-name="P535">BR246395139016S</text:p>
        </text:list-item>
        <text:list-item>
          <text:p text:style-name="P536">BR2457110438486</text:p>
        </text:list-item>
        <text:list-item>
          <text:p text:style-name="P537">BR241570898195S</text:p>
        </text:list-item>
        <text:list-item>
          <text:p text:style-name="P538">BR247646528458P</text:p>
        </text:list-item>
        <text:list-item>
          <text:p text:style-name="P539">BR247113178420N</text:p>
        </text:list-item>
        <text:list-item>
          <text:p text:style-name="P540">BR2451727594535</text:p>
        </text:list-item>
        <text:list-item>
          <text:p text:style-name="P541">BR2485797199809</text:p>
        </text:list-item>
        <text:list-item>
          <text:p text:style-name="P542">BR2483639334354</text:p>
        </text:list-item>
        <text:list-item>
          <text:p text:style-name="P543">BR2421910584448</text:p>
        </text:list-item>
        <text:list-item>
          <text:p text:style-name="P544">BR243776186368F</text:p>
        </text:list-item>
        <text:list-item>
          <text:p text:style-name="P545">BR242613308957V</text:p>
        </text:list-item>
        <text:list-item>
          <text:p text:style-name="P546">BR242257564950W</text:p>
        </text:list-item>
        <text:list-item>
          <text:p text:style-name="P547">BR249665593790F</text:p>
        </text:list-item>
        <text:list-item>
          <text:p text:style-name="P548">BR2422736631066</text:p>
        </text:list-item>
        <text:list-item>
          <text:p text:style-name="P549">BR249612756781Y</text:p>
        </text:list-item>
        <text:list-item>
          <text:p text:style-name="P550">BR248894534168T</text:p>
        </text:list-item>
        <text:list-item>
          <text:p text:style-name="P551">BR247643723861H</text:p>
        </text:list-item>
        <text:list-item>
          <text:p text:style-name="P552">BR240274859507A</text:p>
        </text:list-item>
        <text:list-item>
          <text:p text:style-name="P553">BR242475809619L</text:p>
        </text:list-item>
        <text:list-item>
          <text:p text:style-name="P554">BR243871372261K</text:p>
        </text:list-item>
        <text:list-item>
          <text:p text:style-name="P555">BR248920377935N</text:p>
        </text:list-item>
        <text:list-item>
          <text:p text:style-name="P556">BR244197917774R</text:p>
        </text:list-item>
        <text:list-item>
          <text:p text:style-name="P557">BR240459216238J</text:p>
        </text:list-item>
        <text:list-item>
          <text:p text:style-name="P558">BR2452149739591</text:p>
        </text:list-item>
        <text:list-item>
          <text:p text:style-name="P559">BR246990619303U</text:p>
        </text:list-item>
        <text:list-item>
          <text:p text:style-name="P560">BR2422273486419</text:p>
        </text:list-item>
        <text:list-item>
          <text:p text:style-name="P561">BR241484805999M</text:p>
        </text:list-item>
        <text:list-item>
          <text:p text:style-name="P562">BR249476639804N</text:p>
        </text:list-item>
        <text:list-item>
          <text:p text:style-name="P563">BR246958818465T</text:p>
        </text:list-item>
        <text:list-item>
          <text:p text:style-name="P564">BR240850683450I</text:p>
        </text:list-item>
        <text:list-item>
          <text:p text:style-name="P565">BR245262251789H</text:p>
        </text:list-item>
        <text:list-item>
          <text:p text:style-name="P566">BR247285052050L</text:p>
        </text:list-item>
        <text:list-item>
          <text:p text:style-name="P567">BR249603146952O</text:p>
        </text:list-item>
        <text:list-item>
          <text:p text:style-name="P568">BR247317586918C</text:p>
        </text:list-item>
        <text:list-item>
          <text:p text:style-name="P569">BR246242472513H</text:p>
        </text:list-item>
        <text:list-item>
          <text:p text:style-name="P570">BR249296594454O</text:p>
        </text:list-item>
        <text:list-item>
          <text:p text:style-name="P571">BR240674633112M</text:p>
        </text:list-item>
        <text:list-item>
          <text:p text:style-name="P572">BR240193039354A</text:p>
        </text:list-item>
        <text:list-item>
          <text:p text:style-name="P573">BR2474468579749</text:p>
        </text:list-item>
        <text:list-item>
          <text:p text:style-name="P574">BR241272284320C</text:p>
        </text:list-item>
        <text:list-item>
          <text:p text:style-name="P575">BR249462167788G</text:p>
        </text:list-item>
        <text:list-item>
          <text:p text:style-name="P576">BR245207511427F</text:p>
        </text:list-item>
        <text:list-item>
          <text:p text:style-name="P577">BR244402179424C</text:p>
        </text:list-item>
        <text:list-item>
          <text:p text:style-name="P578">BR242353176187Y</text:p>
        </text:list-item>
        <text:list-item>
          <text:p text:style-name="P579">BR244253923146O</text:p>
        </text:list-item>
        <text:list-item>
          <text:p text:style-name="P580">BR2415335644090</text:p>
        </text:list-item>
        <text:list-item>
          <text:p text:style-name="P581">BR244506244165L</text:p>
        </text:list-item>
        <text:list-item>
          <text:p text:style-name="P582">BR241556912720D</text:p>
        </text:list-item>
        <text:list-item>
          <text:p text:style-name="P583">BR246511892061J</text:p>
        </text:list-item>
        <text:list-item>
          <text:p text:style-name="P584">BR246398650714C</text:p>
        </text:list-item>
        <text:list-item>
          <text:p text:style-name="P585">BR246153836871R</text:p>
        </text:list-item>
        <text:list-item>
          <text:p text:style-name="P586">BR2432552544988</text:p>
        </text:list-item>
        <text:list-item>
          <text:p text:style-name="P587">BR241291021308R</text:p>
        </text:list-item>
        <text:list-item>
          <text:p text:style-name="P588">BR243861773203I</text:p>
        </text:list-item>
        <text:list-item>
          <text:p text:style-name="P589">BR244638260033T</text:p>
        </text:list-item>
        <text:list-item>
          <text:p text:style-name="P590">BR245256352441X</text:p>
        </text:list-item>
        <text:list-item>
          <text:p text:style-name="P591">BR247182461110M</text:p>
        </text:list-item>
        <text:list-item>
          <text:p text:style-name="P592">BR240231152979K</text:p>
        </text:list-item>
        <text:list-item>
          <text:p text:style-name="P593">BR245633543884G</text:p>
        </text:list-item>
        <text:list-item>
          <text:p text:style-name="P594">BR242773486068P</text:p>
        </text:list-item>
        <text:list-item>
          <text:p text:style-name="P595">BR245965277413B</text:p>
        </text:list-item>
        <text:list-item>
          <text:p text:style-name="P596"><text:span text:style-name="T597">BR249781913822U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16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291<text:s/>Shopee<text:s/>(3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/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16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6T20:58:00Z</meta:creation-date>
    <dc:date>2024-07-16T20:58:00Z</dc:date>
    <meta:print-date>2024-06-22T13:57:00Z</meta:print-date>
    <meta:template xlink:href="Normal" xlink:type="simple"/>
    <meta:editing-cycles>2</meta:editing-cycles>
    <meta:editing-duration>PT60S</meta:editing-duration>
    <meta:document-statistic meta:page-count="2" meta:paragraph-count="9" meta:word-count="727" meta:character-count="4647" meta:row-count="32" meta:non-whitespace-character-count="3929"/>
  </office:meta>
</office:document-meta>
</file>